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d40f" officeooo:paragraph-rsid="0016d40f"/>
    </style:style>
    <style:style style:name="P2" style:family="paragraph" style:parent-style-name="Standard">
      <style:text-properties officeooo:paragraph-rsid="0016d40f"/>
    </style:style>
    <style:style style:name="T1" style:family="text">
      <style:text-properties officeooo:rsid="0016d40f"/>
    </style:style>
    <style:style style:name="T2" style:family="text">
      <style:text-properties officeooo:rsid="001870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us zur Aufteilung von Paaren in Gruppen abhängig von veränderbaren Gewichtungen, der Algorithmus zur Einteilung von Teilnehmern in Paare ist ähnlich, muss aber weniger constraints umsetzen:</text:p>
      <text:p text:style-name="P1"/>
      <text:p text:style-name="P2"><text:span text:style-name="T1">1. start with list of legal pairs and groupWeights consisting of doubles(distanceWeight,genderWeight, foodPreferenceWeight, ageWeight)</text:span></text:p>
      <text:p text:style-name="P1">2. sort list of legal pairs by foodtype</text:p>
      <text:p text:style-name="P1">3. build best groups with groupWeights:</text:p>
      <text:p text:style-name="P1">while(list of pairs has at least 9 elements):</text:p>
      <text:p text:style-name="P1"><text:tab/>extract first pair from list to a temporary list of matched pairs</text:p>
      <text:p text:style-name="P1"><text:tab/>for(8 times):</text:p>
      <text:p text:style-name="P1"><text:tab/><text:tab/> for(current size of list of pairs) find and extract best matching pair with score system:</text:p>
      <text:p text:style-name="P1"><text:tab/><text:tab/><text:tab/>if(test for legal group composition(mixed foodPreferences + doubled kitchens))</text:p>
      <text:p text:style-name="P1"><text:tab/><text:tab/><text:tab/><text:tab/>score = (distanceWeight * 1 - (distanceBetweenPairs / maxPosDistance)</text:p>
      <text:p text:style-name="P1"><text:tab/><text:tab/><text:tab/><text:tab/>score += (genderWeight * (1 – genderDifferenceToExtractedPairs ))</text:p>
      <text:p text:style-name="P1"><text:tab/><text:tab/><text:tab/><text:tab/>score += (foodPreferenceWeight * foodPreferenceDeviation)</text:p>
      <text:p text:style-name="P1"><text:tab/><text:tab/><text:tab/><text:tab/>score += (ageWeight * (1 - ageDifference)</text:p>
      <text:p text:style-name="P1"><text:tab/><text:tab/><text:tab/>else reject <text:s/>illegal pair</text:p>
      <text:p text:style-name="P1"><text:tab/><text:tab/>add pair with highest score to list of matched pairs and remove from list of pairs</text:p>
      <text:p text:style-name="P1"><text:tab/>if(8 legal pairs found) build groups:</text:p>
      <text:p text:style-name="P1"><text:tab/><text:tab/>sort list of matched pairs by distance</text:p>
      <text:p text:style-name="P1"><text:tab/><text:tab/>sort list of matched pairs to ensure legality for mixed groups and multiple used kitchens</text:p>
      <text:p text:style-name="P1"><text:tab/><text:tab/>build and set 9 groups <text:span text:style-name="T2">according to sorting</text:span></text:p>
      <text:p text:style-name="P1"><text:tab/><text:tab/>add groups to list of groups</text:p>
      <text:p text:style-name="P1"><text:tab/>else add first pair to successors and add remaining matched pairs back to list of pairs</text:p>
      <text:p text:style-name="P1">add remaining pairs to successors</text:p>
      <text:p text:style-name="P1">4. return list of groups</text:p>
      <text:p text:style-name="P1"><text:tab/><text:tab/></text:p>
      <text:p text:style-name="P1"><text:tab/><text:tab/></text:p>
      <text:p text:style-name="P1"><text:tab/><text:tab/><text:tab/></text:p>
      <text:p text:style-name="P1"><text:tab/><text:tab/><text:tab/><text:tab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8T15:19:22.337000000</meta:creation-date>
    <dc:date>2024-07-08T19:29:37.605000000</dc:date>
    <meta:editing-duration>PT4H10M16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7" meta:word-count="216" meta:character-count="1469" meta:non-whitespace-character-count="1223"/>
  </office:meta>
</office:document-meta>
</file>